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officeooo:rsid="0016c9fa" officeooo:paragraph-rsid="0016c9fa"/>
    </style:style>
    <style:style style:name="P2" style:family="paragraph" style:parent-style-name="Preformatted_20_Text">
      <style:paragraph-properties fo:text-align="start" style:justify-single-word="false"/>
      <style:text-properties fo:font-weight="bold" officeooo:rsid="0016c9fa" officeooo:paragraph-rsid="0016c9fa" style:font-weight-asian="bold" style:font-weight-complex="bold"/>
    </style:style>
    <style:style style:name="P3" style:family="paragraph" style:parent-style-name="Preformatted_20_Text">
      <style:paragraph-properties fo:text-align="start" style:justify-single-word="false"/>
      <style:text-properties fo:font-weight="bold" officeooo:rsid="0019fbed" officeooo:paragraph-rsid="0019fbed" style:font-weight-asian="bold" style:font-weight-complex="bold"/>
    </style:style>
    <style:style style:name="P4" style:family="paragraph" style:parent-style-name="Preformatted_20_Text" style:list-style-name="L2">
      <style:paragraph-properties fo:text-align="start" style:justify-single-word="false"/>
      <style:text-properties fo:font-weight="normal" officeooo:rsid="0016c9fa" officeooo:paragraph-rsid="0016c9fa" style:font-weight-asian="normal" style:font-weight-complex="normal"/>
    </style:style>
    <style:style style:name="P5" style:family="paragraph" style:parent-style-name="Preformatted_20_Text" style:list-style-name="L2">
      <style:paragraph-properties fo:text-align="start" style:justify-single-word="false"/>
      <style:text-properties fo:font-weight="normal" officeooo:rsid="0017663e" officeooo:paragraph-rsid="0017663e" style:font-weight-asian="normal" style:font-weight-complex="normal"/>
    </style:style>
    <style:style style:name="P6" style:family="paragraph" style:parent-style-name="Preformatted_20_Text" style:list-style-name="L2">
      <style:paragraph-properties fo:text-align="start" style:justify-single-word="false"/>
      <style:text-properties fo:font-weight="normal" officeooo:rsid="00189b69" officeooo:paragraph-rsid="00189b69" style:font-weight-asian="normal" style:font-weight-complex="normal"/>
    </style:style>
    <style:style style:name="P7" style:family="paragraph" style:parent-style-name="Preformatted_20_Text">
      <style:paragraph-properties fo:text-align="start" style:justify-single-word="false"/>
      <style:text-properties fo:font-weight="normal" officeooo:rsid="00189b69" officeooo:paragraph-rsid="00189b69" style:font-weight-asian="normal" style:font-weight-complex="normal"/>
    </style:style>
    <style:style style:name="P8" style:family="paragraph" style:parent-style-name="Preformatted_20_Text" style:list-style-name="L3">
      <style:paragraph-properties fo:text-align="start" style:justify-single-word="false"/>
      <style:text-properties fo:font-weight="normal" officeooo:rsid="0019fbed" officeooo:paragraph-rsid="0019fbed"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duino Code for Tilt Switch and Range Finder </text:p>
      <text:p text:style-name="P1"/>
      <text:p text:style-name="P2">Tilt Switch:</text:p>
      <text:list xml:id="list484361083" text:style-name="L2">
        <text:list-item>
          <text:p text:style-name="P4">Important variables</text:p>
          <text:list>
            <text:list-item>
              <text:p text:style-name="P4">bool leverPulled</text:p>
              <text:list>
                <text:list-item>
                  <text:p text:style-name="P4">This is a boolean dedicated to the status of the lever</text:p>
                </text:list-item>
              </text:list>
            </text:list-item>
            <text:list-item>
              <text:p text:style-name="P4">const int tiltPin</text:p>
              <text:list>
                <text:list-item>
                  <text:p text:style-name="P4">This in an integer assigning the tilt pin from the breadboard to the arduino</text:p>
                </text:list-item>
                <text:list-item>
                  <text:p text:style-name="P4">Currently defaulted to 3 in the schematic and in code, but can be changed to an int value 0-13.</text:p>
                </text:list-item>
              </text:list>
            </text:list-item>
          </text:list>
        </text:list-item>
        <text:list-item>
          <text:p text:style-name="P4">Function tilt_sensor()</text:p>
          <text:list>
            <text:list-item>
              <text:p text:style-name="P4">boolean function that runs the code to test the state of the tilt switch, in main this is nested inside a while loop that runs until the lever state is changed</text:p>
            </text:list-item>
            <text:list-item>
              <text:p text:style-name="P4">bool ans is just a boolean value that will be returned at the end, default state should be false</text:p>
            </text:list-item>
            <text:list-item>
              <text:p text:style-name="P4">int digitalVal reads the current state of tilt switch</text:p>
            </text:list-item>
          </text:list>
        </text:list-item>
        <text:list-item>
          <text:p text:style-name="P5">Serial.println(“LLLLLLLLLLL”)</text:p>
          <text:list>
            <text:list-item>
              <text:p text:style-name="P5">this prints to the serial port a collection of Ls that another application listens to to move the Jeff app another step in the puzzle</text:p>
              <text:p text:style-name="P5"/>
            </text:list-item>
          </text:list>
        </text:list-item>
        <text:list-item>
          <text:p text:style-name="P5">Troubleshooting code</text:p>
          <text:list>
            <text:list-item>
              <text:p text:style-name="P5">The tilt switch is the thing the arduino will send info to the serial port and if the tilt switch is not registering nothing will follow.</text:p>
            </text:list-item>
            <text:list-item>
              <text:p text:style-name="P5">First always make sure everything is plugged in correctly as instructed by the schematic</text:p>
            </text:list-item>
            <text:list-item>
              <text:p text:style-name="P5">Next make sure the computer can see the arduino, and easy test is running the arduino IDE and trying to open the serial monitor. (NOTE: the application used to read from the arduino to the Jeff app cannot be running the same time as using the serial monitor.)</text:p>
            </text:list-item>
            <text:list-item>
              <text:p text:style-name="P5">Once inside the Serial monitor make sure the Baud rate is at 115200</text:p>
            </text:list-item>
            <text:list-item>
              <text:p text:style-name="P5">You should see “LLLLLLLLLLL” when the tilt switch is moved, hold it at a down position for a few seconds then move it to an upper position for a few seconds. Repeat a couple of times to ensure the switch happens.</text:p>
            </text:list-item>
            <text:list-item>
              <text:p text:style-name="P5">At this point if you’re not getting a reading on the tilt switch, switch the two pins(ground and sensor) reset the arduino and run the test again. If you still don’t see the code come up there is an error with the tilt switch and will need to be replaced.</text:p>
            </text:list-item>
            <text:list-item>
              <text:p text:style-name="P6">A replacement tilt ball switch can be found here:<text:a xlink:type="simple" xlink:href="https://www.adafruit.com/product/173" text:style-name="Internet_20_link" text:visited-style-name="Visited_20_Internet_20_Link">https://www.adafruit.com/product/173</text:a> – any tilt ball switch will work.</text:p>
            </text:list-item>
          </text:list>
        </text:list-item>
      </text:list>
      <text:p text:style-name="P7"/>
      <text:p text:style-name="P7"/>
      <text:p text:style-name="P3">Echo Locator:</text:p>
      <text:list xml:id="list4235599896" text:style-name="L3">
        <text:list-item>
          <text:p text:style-name="P8">Important variables:</text:p>
        </text:list-item>
        <text:list-item>
          <text:p text:style-name="P8">Function echo_sensor()</text:p>
        </text:list-item>
        <text:list-item>
          <text:p text:style-name="P8">Troubleshooting Code</text:p>
          <text:list>
            <text:list-header>
              <text:p text:style-name="P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6T17:17:58.284000000</dc:date>
    <meta:editing-duration>PT4M29S</meta:editing-duration>
    <meta:editing-cycles>2</meta:editing-cycles>
    <meta:generator>LibreOffice/5.4.4.2$Windows_X86_64 LibreOffice_project/2524958677847fb3bb44820e40380acbe820f960</meta:generator>
    <meta:document-statistic meta:table-count="0" meta:image-count="0" meta:object-count="0" meta:page-count="1" meta:paragraph-count="28" meta:word-count="390" meta:character-count="2084" meta:non-whitespace-character-count="1743"/>
  </office:meta>
</office:document-meta>
</file>